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225b4d" officeooo:paragraph-rsid="00225b4d"/>
    </style:style>
    <style:style style:name="P2" style:family="paragraph" style:parent-style-name="Heading_20_2">
      <style:text-properties officeooo:paragraph-rsid="00225e06"/>
    </style:style>
    <style:style style:name="P3" style:family="paragraph" style:parent-style-name="Heading_20_2">
      <style:text-properties officeooo:rsid="00225e06" officeooo:paragraph-rsid="00225e06"/>
    </style:style>
    <style:style style:name="P4" style:family="paragraph" style:parent-style-name="Text_20_body">
      <style:text-properties officeooo:rsid="001e65b0" officeooo:paragraph-rsid="001e65b0"/>
    </style:style>
    <style:style style:name="P5" style:family="paragraph" style:parent-style-name="Text_20_body">
      <style:text-properties officeooo:rsid="00225b4d" officeooo:paragraph-rsid="00225b4d"/>
    </style:style>
    <style:style style:name="P6" style:family="paragraph" style:parent-style-name="Text_20_body">
      <style:text-properties officeooo:rsid="00225e06" officeooo:paragraph-rsid="00225e06"/>
    </style:style>
    <style:style style:name="P7" style:family="paragraph" style:parent-style-name="Text_20_body">
      <style:text-properties officeooo:rsid="00238144" officeooo:paragraph-rsid="00238144"/>
    </style:style>
    <style:style style:name="P8" style:family="paragraph" style:parent-style-name="Text_20_body">
      <style:text-properties fo:font-weight="bold" officeooo:rsid="00238144" officeooo:paragraph-rsid="00238144" style:font-weight-asian="bold" style:font-weight-complex="bold"/>
    </style:style>
    <style:style style:name="T1" style:family="text">
      <style:text-properties officeooo:rsid="00207a83"/>
    </style:style>
    <style:style style:name="T2" style:family="text">
      <style:text-properties officeooo:rsid="00225e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ebbshop till <text:span text:style-name="T1">Roffes Musik</text:span></text:h>
      <text:p text:style-name="P4"><text:span text:style-name="T1">Roffes Musik</text:span> är ett företag med en butik i <text:span text:style-name="T1">'Någonstad'</text:span> som säljer <text:span text:style-name="T1">'musik saker'</text:span>. I dagsläget tar <text:span text:style-name="T1">Roffes Musik</text:span> endast emot kunder i sin butik som är begränsad av öppettider och <text:span text:style-name="T1">att deras kunder måste kunna ta sig dit fysiskt.</text:span> <text:span text:style-name="T1">Roffes Musik har tidigare inte behövt en webbshop då deras produkter är sådana som kunderna gärna har velat se och höra i verkligheten. Detta har på senare tid dock ändrats då det finns så mycket möjligheter för research på nätet samt att de har fått nya konkurrenter som kan leverera till nästan hela världen. Det i sig är kanske inte något mål för Roffes Musik för tillfället men de vill kunna synas och vara ett alternativ även för kunder som inte bor i samma stad.</text:span></text:p>
      <text:h text:style-name="P1" text:outline-level="2"><text:span text:style-name="T1">Användargrupper och aktörer</text:span></text:h>
      <text:p text:style-name="P5"><text:span text:style-name="T1">D</text:span>en främsta användargruppen är kunder som redan vet vad de vill ha eller har möjligheten att läsa sig till det själva. Kontakten med butiken är för dessa kunder oftast inte mer än att de går igenom stegen som webbshoppen kräver och eventuellt läser igenom vad butiken har för frakt och betalnings alternativ för att göra en beställning efter att de på andra ställen samlat den information de behöver. Ålder skiljer sig ganska mycket på dessa kunder men överlag så är yngre generationer mindre skeptiska till att köpa saker över internet. Utöver kunderna så kommer även personalen i butiken att behöva ta emot beställningarna så att de kan packa och skicka varorna.</text:p>
      <text:h text:style-name="P2" text:outline-level="2"><text:span text:style-name="T2">Intressenter</text:span></text:h>
      <text:p text:style-name="P6">Utöver att detta gynnar kunder som vill handla hos Roffes Musik igenom att göra det mer tillgängligt så gynnar det även Roffes Musik som butik då de förhoppningsvis kommer att få fler kunder som väljer deras butik när de har möjligheten.</text:p>
      <text:h text:style-name="P3" text:outline-level="2">Konkurrenter</text:h>
      <text:p text:style-name="P6">Roffes Musik har ett par konkurrenter som befinner sig i samma stad samt utländska jättar med enorm omsättning. Även de lokala konkurrenterna har redan sina egna webbshoppar och det är i Roffes Musiks fall mer en fråga om att inte förlora kunder lokalt då intresset kan finnas att handla online men att ha möjlighet att besöka butiken för eventuella garantiärenden. I frågan om de globala konkurrenterna så kan Roffes Musik oftast inte vara speciellt konkurrenskraftiga men det kan alltid finnas någon bra deal de har som kan göra att de övervägs av mer avlägsna kunder. De skulle också kunna ha ett bättre och mer personligt bemötande mot avlägsna kunder genom e-post på ett sätt som jättarna inte har möjlighet till.</text:p>
      <text:h text:style-name="P3" text:outline-level="2">Baskrav</text:h>
      <text:p text:style-name="P8"><text:span text:style-name="T2">1. </text:span>Lättillgängligt</text:p>
      <text:p text:style-name="P7">Det ska vara lätt att lägga en beställning. Att göra en inloggning ska bara ta några minuter och man ska lätt kunna navigera i produktkatalogen och lägga till det man vill genom ett enkelt knapptryck.</text:p>
      <text:p text:style-name="P8">2. Betalnings och frakt alternativ</text:p>
      <text:p text:style-name="P7">Det ska finnas så många betalnings och fraktalternativ som möjligt så att det alltid finns <text:tab/>något för alla som gör dem bekväma med att göra en beställning.</text:p>
      <text:p text:style-name="P8">3. Rikligt med produktinformation</text:p>
      <text:p text:style-name="P7">Det är också viktigt att det finns rikligt med information och bilder för produkterna så att kunderna lätt kan identifiera att det är precis den produkt de vill ha och inte någon snarlik variant. Det ska aldrig förekomma tveksamheter om det är rätt produkt som bestä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02:50:29.254000000</meta:creation-date>
    <dc:date>2013-12-04T21:03:53.350000000</dc:date>
    <meta:editing-duration>PT1H23M20S</meta:editing-duration>
    <meta:editing-cycles>2</meta:editing-cycles>
    <meta:generator>LibreOffice/4.1.3.2$Windows_x86 LibreOffice_project/70feb7d99726f064edab4605a8ab840c50ec57a</meta:generator>
    <meta:document-statistic meta:table-count="0" meta:image-count="0" meta:object-count="0" meta:page-count="1" meta:paragraph-count="15" meta:word-count="526" meta:character-count="3106" meta:non-whitespace-character-count="2594"/>
  </office:meta>
</office:document-meta>
</file>